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1cc2" officeooo:paragraph-rsid="00181c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1cc2" officeooo:paragraph-rsid="00181c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1cc2" officeooo:paragraph-rsid="00181cc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95462" officeooo:paragraph-rsid="0019546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ações finais</text:p>
      <text:p text:style-name="P2"/>
      <text:p text:style-name="P2">Poderiam ter sido feitos mais testes, os testes poderiam ter sido feitos junto com as funcionalidades</text:p>
      <text:p text:style-name="P2">Poderia ter tido um planejamento melhor com o levantamento das funcionalidades do jogo e a descrição dos requisitos.</text:p>
      <text:p text:style-name="P2">O código pode estar mais limpo e modularizado</text:p>
      <text:p text:style-name="P2">Os diagramas podem estar mais completos</text:p>
      <text:p text:style-name="P4">O jogo poderia ter sido pensado melhor com mais detalhes em fases e animaçõ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2:13:49.707711053</meta:creation-date>
    <dc:date>2019-03-30T13:13:47.554685697</dc:date>
    <meta:editing-duration>PT2M56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6" meta:word-count="64" meta:character-count="398" meta:non-whitespace-character-count="340"/>
  </office:meta>
</office:document-meta>
</file>